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0.801cm" fo:margin-right="-0.7cm" fo:text-indent="-0.101cm" style:auto-text-indent="false" fo:background-color="transparent">
        <style:tab-stops>
          <style:tab-stop style:position="18.588cm"/>
        </style:tab-stops>
      </style:paragraph-properties>
    </style:style>
    <style:style style:name="P2" style:family="paragraph" style:parent-style-name="Standard">
      <loext:graphic-properties draw:fill="none"/>
      <style:paragraph-properties fo:margin-left="-0.901cm" fo:margin-right="-0.7cm" fo:text-indent="0cm" style:auto-text-indent="false" fo:background-color="transparent">
        <style:tab-stops>
          <style:tab-stop style:position="18.588cm"/>
        </style:tab-stops>
      </style:paragraph-properties>
    </style:style>
    <style:style style:name="P3" style:family="paragraph" style:parent-style-name="Standard">
      <loext:graphic-properties draw:fill="none"/>
      <style:paragraph-properties fo:margin-left="-0.801cm" fo:margin-right="-0.7cm" fo:text-indent="-0.101cm" style:auto-text-indent="false" fo:background-color="transparent">
        <style:tab-stops>
          <style:tab-stop style:position="18.588cm"/>
        </style:tab-stops>
      </style:paragraph-properties>
      <style:text-properties fo:font-weight="bold" style:font-weight-asian="bold" style:font-weight-complex="bold"/>
    </style:style>
    <style:style style:name="P4" style:family="paragraph" style:parent-style-name="Standard" style:master-page-name="">
      <loext:graphic-properties draw:fill="none"/>
      <style:paragraph-properties fo:margin-left="-0.801cm" fo:margin-right="-0.7cm" fo:text-indent="-0.101cm" style:auto-text-indent="false" style:page-number="auto" fo:background-color="transparent">
        <style:tab-stops>
          <style:tab-stop style:position="18.588cm"/>
        </style:tab-stops>
      </style:paragraph-properties>
      <style:text-properties fo:font-weight="bold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-0.901cm" fo:margin-right="-0.7cm" fo:text-indent="0cm" style:auto-text-indent="false" fo:background-color="transparent">
        <style:tab-stops>
          <style:tab-stop style:position="18.588cm"/>
        </style:tab-stops>
      </style:paragraph-properties>
      <style:text-properties fo:font-weight="bold" officeooo:rsid="001194ac" officeooo:paragraph-rsid="001194ac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-0.901cm" fo:margin-right="-0.7cm" fo:text-indent="0cm" style:auto-text-indent="false" fo:background-color="transparent">
        <style:tab-stops>
          <style:tab-stop style:position="18.588cm"/>
        </style:tab-stops>
      </style:paragraph-properties>
      <style:text-properties fo:font-weight="bold" officeooo:rsid="00126a61" officeooo:paragraph-rsid="00126a61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-0.901cm" fo:margin-right="-0.7cm" fo:text-indent="0cm" style:auto-text-indent="false" fo:background-color="transparent">
        <style:tab-stops>
          <style:tab-stop style:position="18.588cm"/>
        </style:tab-stops>
      </style:paragraph-properties>
      <style:text-properties fo:font-weight="bold" officeooo:rsid="00126a61" officeooo:paragraph-rsid="001350f2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-0.901cm" fo:margin-right="-0.7cm" fo:text-indent="0cm" style:auto-text-indent="false" fo:background-color="transparent">
        <style:tab-stops>
          <style:tab-stop style:position="18.588cm"/>
        </style:tab-stops>
      </style:paragraph-properties>
      <style:text-properties fo:font-weight="bold" officeooo:rsid="00126a61" officeooo:paragraph-rsid="00135936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-0.801cm" fo:margin-right="-0.7cm" fo:text-indent="-0.101cm" style:auto-text-indent="false" fo:background-color="transparent">
        <style:tab-stops>
          <style:tab-stop style:position="18.588cm"/>
        </style:tab-stops>
      </style:paragraph-properties>
      <style:text-properties fo:font-weight="bold" officeooo:rsid="00126a61" officeooo:paragraph-rsid="00152d60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-0.901cm" fo:margin-right="-0.7cm" fo:text-indent="0cm" style:auto-text-indent="false" fo:background-color="transparent">
        <style:tab-stops>
          <style:tab-stop style:position="18.588cm"/>
        </style:tab-stops>
      </style:paragraph-properties>
      <style:text-properties fo:font-weight="bold" officeooo:rsid="001350f2" officeooo:paragraph-rsid="001350f2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-0.901cm" fo:margin-right="-0.7cm" fo:text-indent="0cm" style:auto-text-indent="false" fo:background-color="transparent">
        <style:tab-stops>
          <style:tab-stop style:position="18.588cm"/>
        </style:tab-stops>
      </style:paragraph-properties>
      <style:text-properties fo:font-weight="bold" officeooo:rsid="00197f5f" officeooo:paragraph-rsid="00197f5f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-0.901cm" fo:margin-right="-0.7cm" fo:text-indent="0cm" style:auto-text-indent="false" fo:background-color="transparent">
        <style:tab-stops>
          <style:tab-stop style:position="18.588cm"/>
        </style:tab-stops>
      </style:paragraph-properties>
      <style:text-properties fo:font-weight="bold" officeooo:rsid="001a2982" officeooo:paragraph-rsid="001a2982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-0.901cm" fo:margin-right="-0.7cm" fo:text-indent="0cm" style:auto-text-indent="false" fo:background-color="transparent">
        <style:tab-stops>
          <style:tab-stop style:position="18.588cm"/>
        </style:tab-stops>
      </style:paragraph-properties>
      <style:text-properties fo:font-weight="normal" officeooo:rsid="001194ac" officeooo:paragraph-rsid="001194ac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-0.901cm" fo:margin-right="-0.7cm" fo:text-indent="0cm" style:auto-text-indent="false" fo:background-color="transparent">
        <style:tab-stops>
          <style:tab-stop style:position="18.588cm"/>
        </style:tab-stops>
      </style:paragraph-properties>
      <style:text-properties fo:font-weight="normal" officeooo:rsid="00126a61" officeooo:paragraph-rsid="00126a61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-0.901cm" fo:margin-right="-0.7cm" fo:text-indent="0cm" style:auto-text-indent="false" fo:background-color="transparent">
        <style:tab-stops>
          <style:tab-stop style:position="18.588cm"/>
        </style:tab-stops>
      </style:paragraph-properties>
      <style:text-properties fo:font-weight="normal" officeooo:rsid="001350f2" officeooo:paragraph-rsid="001350f2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-0.901cm" fo:margin-right="-0.7cm" fo:text-indent="0cm" style:auto-text-indent="false" fo:background-color="transparent">
        <style:tab-stops>
          <style:tab-stop style:position="18.588cm"/>
        </style:tab-stops>
      </style:paragraph-properties>
      <style:text-properties fo:font-weight="normal" officeooo:rsid="001a2982" officeooo:paragraph-rsid="001a2982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-0.901cm" fo:margin-right="-0.7cm" fo:text-indent="0cm" style:auto-text-indent="false" fo:background-color="transparent">
        <style:tab-stops>
          <style:tab-stop style:position="18.588cm"/>
        </style:tab-stops>
      </style:paragraph-properties>
      <style:text-properties fo:font-weight="normal" officeooo:rsid="00126a61" officeooo:paragraph-rsid="00126a61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-0.901cm" fo:margin-right="-0.7cm" fo:text-indent="0cm" style:auto-text-indent="false" fo:background-color="transparent">
        <style:tab-stops>
          <style:tab-stop style:position="18.588cm"/>
        </style:tab-stops>
      </style:paragraph-properties>
      <style:text-properties fo:font-weight="normal" officeooo:rsid="001a2982" officeooo:paragraph-rsid="001a2982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-0.901cm" fo:margin-right="-0.7cm" fo:text-indent="0cm" style:auto-text-indent="false" fo:background-color="transparent">
        <style:tab-stops>
          <style:tab-stop style:position="18.588cm"/>
        </style:tab-stops>
      </style:paragraph-properties>
      <style:text-properties fo:font-weight="normal" officeooo:rsid="00126a61" officeooo:paragraph-rsid="00126a61" fo:background-color="#ffff00" style:font-weight-asian="normal" style:font-weight-complex="normal"/>
    </style:style>
    <style:style style:name="P20" style:family="paragraph" style:parent-style-name="Standard">
      <loext:graphic-properties draw:fill="none"/>
      <style:paragraph-properties fo:margin-left="-0.901cm" fo:margin-right="-0.7cm" fo:text-indent="0cm" style:auto-text-indent="false" fo:background-color="transparent">
        <style:tab-stops>
          <style:tab-stop style:position="18.588cm"/>
        </style:tab-stops>
      </style:paragraph-properties>
      <style:text-properties fo:font-weight="bold" officeooo:rsid="00126a61" officeooo:paragraph-rsid="00126a61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-0.901cm" fo:margin-right="-0.7cm" fo:text-indent="0cm" style:auto-text-indent="false" fo:background-color="transparent">
        <style:tab-stops>
          <style:tab-stop style:position="18.588cm"/>
        </style:tab-stops>
      </style:paragraph-properties>
      <style:text-properties fo:font-weight="bold" officeooo:rsid="002ff3b4" officeooo:paragraph-rsid="002ff3b4" style:font-weight-asian="bold" style:font-weight-complex="bold"/>
    </style:style>
    <style:style style:name="P22" style:family="paragraph" style:parent-style-name="Standard">
      <loext:graphic-properties draw:fill="none"/>
      <style:paragraph-properties fo:margin-left="-0.901cm" fo:margin-right="-0.7cm" fo:text-indent="0cm" style:auto-text-indent="false" fo:background-color="transparent">
        <style:tab-stops>
          <style:tab-stop style:position="18.588cm"/>
        </style:tab-stops>
      </style:paragraph-properties>
      <style:text-properties fo:font-weight="bold" officeooo:rsid="00126a61" officeooo:paragraph-rsid="00126a61" fo:background-color="#ffff00" style:font-weight-asian="bold" style:font-weight-complex="bold"/>
    </style:style>
    <style:style style:name="P23" style:family="paragraph" style:parent-style-name="Standard">
      <loext:graphic-properties draw:fill="none"/>
      <style:paragraph-properties fo:margin-left="-0.901cm" fo:margin-right="-0.7cm" fo:text-indent="0cm" style:auto-text-indent="false" fo:background-color="transparent">
        <style:tab-stops>
          <style:tab-stop style:position="18.588cm"/>
        </style:tab-stops>
      </style:paragraph-properties>
      <style:text-properties fo:font-weight="bold" officeooo:rsid="00126a61" officeooo:paragraph-rsid="00271a2f" fo:background-color="#ffff00" style:font-weight-asian="bold" style:font-weight-complex="bold"/>
    </style:style>
    <style:style style:name="T1" style:family="text">
      <style:text-properties officeooo:rsid="0010f02f"/>
    </style:style>
    <style:style style:name="T2" style:family="text">
      <style:text-properties officeooo:rsid="001194a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350f2" style:font-weight-asian="normal" style:font-weight-complex="normal"/>
    </style:style>
    <style:style style:name="T5" style:family="text">
      <style:text-properties officeooo:rsid="001350f2"/>
    </style:style>
    <style:style style:name="T6" style:family="text">
      <style:text-properties officeooo:rsid="00135936"/>
    </style:style>
    <style:style style:name="T7" style:family="text">
      <style:text-properties officeooo:rsid="0013c365"/>
    </style:style>
    <style:style style:name="T8" style:family="text">
      <style:text-properties officeooo:rsid="00207afa"/>
    </style:style>
    <style:style style:name="T9" style:family="text">
      <style:text-properties officeooo:rsid="0020e68a"/>
    </style:style>
    <style:style style:name="T10" style:family="text">
      <style:text-properties officeooo:rsid="0022ba48"/>
    </style:style>
    <style:style style:name="T11" style:family="text">
      <style:text-properties officeooo:rsid="00271a2f"/>
    </style:style>
    <style:style style:name="T12" style:family="text">
      <style:text-properties officeooo:rsid="003084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// <text:span text:style-name="T1">create database:</text:span></text:p>
      <text:p text:style-name="P1"/>
      <text:p text:style-name="P1">CREATE DATABASE ecommerce;</text:p>
      <text:p text:style-name="P1"/>
      <text:p text:style-name="P1"/>
      <text:p text:style-name="P3">//Create tables for the following e<text:span text:style-name="T1">titi</text:span>es:</text:p>
      <text:p text:style-name="P3">//Customers: Store basic customer details like customer_id, name, email, and created_at.</text:p>
      <text:p text:style-name="P1"/>
      <text:p text:style-name="P1">CREATE TABLE Customers(</text:p>
      <text:p text:style-name="P1"><text:tab/>customer_id INT NOT NULL,</text:p>
      <text:p text:style-name="P1"><text:tab/>NAME VARCHAR(255),</text:p>
      <text:p text:style-name="P1"><text:tab/>email VARCHAR(255),</text:p>
      <text:p text:style-name="P1"><text:tab/>created_at DATETIME DEFAULT CURRENT_TIMESTAMP</text:p>
      <text:p text:style-name="P1">);</text:p>
      <text:p text:style-name="P1"/>
      <text:p text:style-name="P1"/>
      <text:p text:style-name="P3">// <text:span text:style-name="T1">Insert data into Customers table</text:span></text:p>
      <text:p text:style-name="P3"/>
      <text:p text:style-name="P1">insert into Customers(customer_id, NAME, email) values(1, 'John', <text:a xlink:type="simple" xlink:href="mailto:'john@gmail.com" text:style-name="Internet_20_link" text:visited-style-name="Visited_20_Internet_20_Link">'john@gmail.com</text:a>');</text:p>
      <text:p text:style-name="P1"/>
      <text:p text:style-name="P1"/>
      <text:p text:style-name="P1"/>
      <text:p text:style-name="P3"><text:span text:style-name="T1">​// </text:span>Products: Store product details like product_id, name, price, and stock_quan<text:span text:style-name="T1">yi</text:span>ty.</text:p>
      <text:p text:style-name="P2"/>
      <text:p text:style-name="P1">CREATE TABLE Products (</text:p>
      <text:p text:style-name="P1"><text:tab/>product_id INT NOT NULL,</text:p>
      <text:p text:style-name="P1"><text:tab/>NAME VARCHAR(255),</text:p>
      <text:p text:style-name="P1"><text:tab/>price INT NOT NULL,</text:p>
      <text:p text:style-name="P1"><text:tab/>stock_quantity INT NOT NULL</text:p>
      <text:p text:style-name="P1">);</text:p>
      <text:p text:style-name="P1"/>
      <text:p text:style-name="P1"/>
      <text:p text:style-name="P1"/>
      <text:p text:style-name="P3">//<text:span text:style-name="T1">Insert data into Products table</text:span></text:p>
      <text:p text:style-name="P1"/>
      <text:p text:style-name="P1">INSERT INTO Products(product_id, NAME, price, stock_quantity)</text:p>
      <text:p text:style-name="P1">VALUES</text:p>
      <text:p text:style-name="P1">(1, 'T-shirt', 300, 50);</text:p>
      <text:p text:style-name="P1"/>
      <text:p text:style-name="P1"/>
      <text:p text:style-name="P1"/>
      <text:p text:style-name="P3">//Categories: Store category details like category_id and name.</text:p>
      <text:p text:style-name="P1"/>
      <text:p text:style-name="P1">CREATE TABLE Categories (</text:p>
      <text:p text:style-name="P1"><text:tab/>category_id INT NOT NULL,</text:p>
      <text:p text:style-name="P1"><text:tab/>NAME VARCHAR(255)</text:p>
      <text:p text:style-name="P1">);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5">// Insert Data into Categories table</text:p>
      <text:p text:style-name="P5"/>
      <text:p text:style-name="P13">INSERT INTO Categories(category_id, NAME)</text:p>
      <text:p text:style-name="P13">VALUES</text:p>
      <text:p text:style-name="P13">(1, 'Clothes');</text:p>
      <text:p text:style-name="P5"/>
      <text:p text:style-name="P5"/>
      <text:p text:style-name="P5"/>
      <text:p text:style-name="P6">// Make customer_id column primary key in customers table</text:p>
      <text:p text:style-name="P6"/>
      <text:p text:style-name="P14">ALTER TABLE Customers</text:p>
      <text:p text:style-name="P14">ADD PRIMARY KEY (customer_id);</text:p>
      <text:p text:style-name="P14"/>
      <text:p text:style-name="P7"/>
      <text:p text:style-name="P7">// Make product_id column primary key in customers table</text:p>
      <text:p text:style-name="P14"/>
      <text:p text:style-name="P14">ALTER TABLE Products</text:p>
      <text:p text:style-name="P14">ADD PRIMARY KEY (product_id);</text:p>
      <text:p text:style-name="P14"/>
      <text:p text:style-name="P14"/>
      <text:p text:style-name="P7">// Make category_id column primary key in customers table</text:p>
      <text:p text:style-name="P7"/>
      <text:p text:style-name="P14">ALTER TABLE Categories</text:p>
      <text:p text:style-name="P14">ADD PRIMARY KEY (category_id);</text:p>
      <text:p text:style-name="P14"/>
      <text:p text:style-name="P14"/>
      <text:p text:style-name="P7">// Make order_id column primary key in customers table</text:p>
      <text:p text:style-name="P14">ALTER TABLE Orders</text:p>
      <text:p text:style-name="P14">ADD PRIMARY KEY (order_id);</text:p>
      <text:p text:style-name="P14"/>
      <text:p text:style-name="P14"/>
      <text:p text:style-name="P6"/>
      <text:p text:style-name="P6"/>
      <text:p text:style-name="P22">// <text:span text:style-name="T8">Make realtion b/w OrderItems table and Orders Table</text:span></text:p>
      <text:p text:style-name="P19"/>
      <text:p text:style-name="P19">ALTER TABLE Order_Items</text:p>
      <text:p text:style-name="P19">ADD FOREIGN KEY (order_id) REFERENCES Orders(order_id);</text:p>
      <text:p text:style-name="P19"/>
      <text:p text:style-name="P19"/>
      <text:p text:style-name="P19"/>
      <text:p text:style-name="P19"/>
      <text:p text:style-name="P23">// <text:span text:style-name="T8">Make realtion b/w OrderItems table and </text:span><text:span text:style-name="T11">Products</text:span><text:span text:style-name="T8"> Table</text:span></text:p>
      <text:p text:style-name="P19">ALTER TABLE Order_Items</text:p>
      <text:p text:style-name="P19">ADD FOREIGN KEY (product_id) REFERENCES Products(product_id);</text:p>
      <text:p text:style-name="P19"/>
      <text:p text:style-name="P19"/>
      <text:p text:style-name="P19"/>
      <text:p text:style-name="P19"/>
      <text:p text:style-name="P19"/>
      <text:p text:style-name="P19"/>
      <text:p text:style-name="P14"/>
      <text:p text:style-name="P14"><text:soft-page-break/></text:p>
      <text:p text:style-name="P14"/>
      <text:p text:style-name="P6">// Orders: Store order details like order_id, customer_id (foreign key), order_date, and status<text:span text:style-name="T3"> </text:span></text:p>
      <text:p text:style-name="P6"/>
      <text:p text:style-name="P14">CREATE TABLE Orders (</text:p>
      <text:p text:style-name="P14">order_id INT NOT NULL,</text:p>
      <text:p text:style-name="P14">customer_id INT NOT NULL,</text:p>
      <text:p text:style-name="P14">FOREIGN KEY (customer_id) REFERENCES Customers(customer_id),</text:p>
      <text:p text:style-name="P14">order_date DATE,</text:p>
      <text:p text:style-name="P14">STATUS VARCHAR(255)</text:p>
      <text:p text:style-name="P14">);</text:p>
      <text:p text:style-name="P14"/>
      <text:p text:style-name="P14"/>
      <text:p text:style-name="P10">// <text:span text:style-name="T3"><text:s/></text:span><text:span text:style-name="T2">Insert Data into </text:span>Orders Table</text:p>
      <text:p text:style-name="P10"/>
      <text:p text:style-name="P15">INSERT INTO Orders(order_id, customer_id, order_date, STATUS)</text:p>
      <text:p text:style-name="P15">VALUES</text:p>
      <text:p text:style-name="P15">(1, 1, '2025-01-01', 'Pending');</text:p>
      <text:p text:style-name="P14"/>
      <text:p text:style-name="P14"/>
      <text:p text:style-name="P14"/>
      <text:p text:style-name="P14"/>
      <text:p text:style-name="P6">// Order_Items: Store details about the products in each order, including order_id, product_id, quan@ty, and total_price.</text:p>
      <text:p text:style-name="P14"/>
      <text:p text:style-name="P14">CREATE TABLE Order_Items (</text:p>
      <text:p text:style-name="P14">order_id INT NOT NULL,</text:p>
      <text:p text:style-name="P14">product_id INT NOT NULL,</text:p>
      <text:p text:style-name="P14">quantity INT NOT NULL,</text:p>
      <text:p text:style-name="P14">total_price INT NOT NULL,</text:p>
      <text:p text:style-name="P14">PRIMARY KEY (order_id)</text:p>
      <text:p text:style-name="P14">);</text:p>
      <text:p text:style-name="P14"/>
      <text:p text:style-name="P14"/>
      <text:p text:style-name="P14"/>
      <text:p text:style-name="P8">// <text:span text:style-name="T4"><text:s/></text:span><text:span text:style-name="T2">Insert Data into Order_Items</text:span><text:span text:style-name="T5"> Table</text:span></text:p>
      <text:p text:style-name="P14">INSERT INTO Order_Items VALUES (1, 1, 1, 300);</text:p>
      <text:p text:style-name="P14"/>
      <text:p text:style-name="P14"/>
      <text:p text:style-name="P6">// Product_Categories: A bridge table for the many-to-many rela<text:span text:style-name="T6">ti</text:span>onship between products and categories, with product_id and category_id.</text:p>
      <text:p text:style-name="P6"/>
      <text:p text:style-name="P14">CREATE TABLE Product_Categories (</text:p>
      <text:p text:style-name="P14">product_id INT NOT NULL,</text:p>
      <text:p text:style-name="P14">category_id INT NOT NULL,</text:p>
      <text:p text:style-name="P14">PRIMARY KEY (product_id, category_id),</text:p>
      <text:p text:style-name="P14">FOREIGN KEY (product_id) REFERENCES Products(product_id),</text:p>
      <text:p text:style-name="P14">FOREIGN KEY (category_id) REFERENCES Categories(category_id)</text:p>
      <text:p text:style-name="P14">);</text:p>
      <text:p text:style-name="P14"/>
      <text:p text:style-name="P14"/>
      <text:p text:style-name="P14"/>
      <text:p text:style-name="P6"><text:soft-page-break/>// <text:span text:style-name="T7">Insert into Product_Categories Table</text:span></text:p>
      <text:p text:style-name="P14">INSERT INTO Product_Categories VALUES (1, 1);</text:p>
      <text:p text:style-name="P14"/>
      <text:p text:style-name="P6"/>
      <text:p text:style-name="P6"/>
      <text:p text:style-name="P9">//<text:span text:style-name="T1">Insert data into Products table</text:span></text:p>
      <text:p text:style-name="P9"/>
      <text:p text:style-name="P14">INSERT INTO Products(product_id, NAME, price, stock_quantity)</text:p>
      <text:p text:style-name="P14">VALUES</text:p>
      <text:p text:style-name="P14">(2, 'Mobile', 30000, 15);</text:p>
      <text:p text:style-name="P14"/>
      <text:p text:style-name="P6"/>
      <text:p text:style-name="P6"/>
      <text:p text:style-name="P6"/>
      <text:p text:style-name="P6"/>
      <text:p text:style-name="P6"/>
      <text:p text:style-name="P11">PART – 2</text:p>
      <text:p text:style-name="P11"/>
      <text:p text:style-name="P14">SELECT Customers.customer_id, Customers.name, Customers.email, </text:p>
      <text:p text:style-name="P14">Orders.order_date, Orders.status, </text:p>
      <text:p text:style-name="P14">Products.name AS product_name, Products.price,</text:p>
      <text:p text:style-name="P14">Order_Items.quantity, Order_Items.total_price</text:p>
      <text:p text:style-name="P14"/>
      <text:p text:style-name="P14">FROM Customers</text:p>
      <text:p text:style-name="P14">JOIN Orders ON Customers.customer_id = Orders.customer_id</text:p>
      <text:p text:style-name="P14">JOIN Order_Items ON Order_Items.order_id = Orders.order_id</text:p>
      <text:p text:style-name="P14">JOIN Products ON Products.product_id = Order_Items.product_id</text:p>
      <text:p text:style-name="P14"/>
      <text:p text:style-name="P14"/>
      <text:p text:style-name="P14"/>
      <text:p text:style-name="P14">SELECT Categories.name</text:p>
      <text:p text:style-name="P14">FROM Categories</text:p>
      <text:p text:style-name="P14">JOIN Product_Categories ON Categories.category_id = Product_Categories.category_id</text:p>
      <text:p text:style-name="P14">JOIN Products ON Product_Categories.product_id = Products.product_id</text:p>
      <text:p text:style-name="P14">WHERE Products.product_id = 2;</text:p>
      <text:p text:style-name="P14"/>
      <text:p text:style-name="P14"/>
      <text:p text:style-name="P12">PART – 3</text:p>
      <text:p text:style-name="P12"/>
      <text:p text:style-name="P12">1. List all customers who placed at least one order in the last 30 days.</text:p>
      <text:p text:style-name="P12"/>
      <text:p text:style-name="P16">SELECT <text:s/>Customers.name FROM Customers</text:p>
      <text:p text:style-name="P16">JOIN Orders ON Customers.customer_id = Orders.customer_id WHERE order_date &gt;= DATE(NOW()) - INTERVAL 30 DAY </text:p>
      <text:p text:style-name="P16">GROUP BY Customers.name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2">2. Retrieve all products under a speciﬁc category (e.g., "Electronics").</text:p>
      <text:p text:style-name="P14"/>
      <text:p text:style-name="P14">select Products.name, Products.price,</text:p>
      <text:p text:style-name="P14">Product_Categories.category_id,</text:p>
      <text:p text:style-name="P14">Categories.name</text:p>
      <text:p text:style-name="P14">from Products</text:p>
      <text:p text:style-name="P14">Join Product_Categories on Product_Categories.product_id = Products.product_id</text:p>
      <text:p text:style-name="P14">JOIN Categories on Categories.category_id = Product_Categories.category_id</text:p>
      <text:p text:style-name="P14">WHERE Categories.name LIKE '%electronics%';</text:p>
      <text:p text:style-name="P14"/>
      <text:p text:style-name="P14"/>
      <text:p text:style-name="P14"/>
      <text:p text:style-name="P6">3. Fetch the details of an order by its order_id, including the customer’s name, products ordered, their quan<text:span text:style-name="T9">titi</text:span>es, and the total order amount.</text:p>
      <text:p text:style-name="P6"/>
      <text:p text:style-name="P14">SELECT </text:p>
      <text:p text:style-name="P14"/>
      <text:p text:style-name="P14">Orders.order_id, </text:p>
      <text:p text:style-name="P14">Customers.name, </text:p>
      <text:p text:style-name="P14">Products.name AS product_name, Products.price AS per_item_price, </text:p>
      <text:p text:style-name="P14">Order_Items.quantity,</text:p>
      <text:p text:style-name="P14">SUM(Products.price * Order_Items.quantity) AS total_order_amount</text:p>
      <text:p text:style-name="P14">FROM Orders</text:p>
      <text:p text:style-name="P14"/>
      <text:p text:style-name="P14">JOIN Customers ON Orders.customer_id = Customers.customer_id</text:p>
      <text:p text:style-name="P14">JOIN Order_Items ON Orders.order_id = Order_Items.order_id</text:p>
      <text:p text:style-name="P14">JOIN Products ON Order_Items.product_id = Products.product_id</text:p>
      <text:p text:style-name="P14"/>
      <text:p text:style-name="P14">WHERE Orders.order_id = 6;</text:p>
      <text:p text:style-name="P6"/>
      <text:p text:style-name="P6"/>
      <text:p text:style-name="P6"/>
      <text:p text:style-name="P6"/>
      <text:p text:style-name="P6">4. Find the top 5 best-selling products based on quan<text:span text:style-name="T10">ti</text:span>ty sold.</text:p>
      <text:p text:style-name="P6"/>
      <text:p text:style-name="P14">SELECT Products.name AS best_selling_product, SUM(Order_Items.quantity) AS quantity_sold</text:p>
      <text:p text:style-name="P14">FROM Products</text:p>
      <text:p text:style-name="P14">JOIN Order_Items ON Products.product_id = Order_Items.product_id</text:p>
      <text:p text:style-name="P14">GROUP BY Products.name ORDER BY quantity_sold DESC LIMIT 5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UPDATE Order_Items</text:p>
      <text:p text:style-name="P6">JOIN Products ON Order_Items.product_id = Products.product_id</text:p>
      <text:p text:style-name="P6">SET Order_Items.total_price = Products.price * Order_Items.quantity;</text:p>
      <text:p text:style-name="P6"/>
      <text:p text:style-name="P6"/>
      <text:p text:style-name="P6"/>
      <text:p text:style-name="P6"/>
      <text:p text:style-name="P6"/>
      <text:p text:style-name="P6">5. Display categories along with the total number of products in each category.</text:p>
      <text:p text:style-name="P6"/>
      <text:p text:style-name="P14">SELECT Categories.name, <text:s/>COUNT(Products.product_id) AS total_products</text:p>
      <text:p text:style-name="P14">FROM Categories</text:p>
      <text:p text:style-name="P14">JOIN Product_Categories ON Categories.category_id = Product_Categories.category_id</text:p>
      <text:p text:style-name="P14">JOIN Products ON Product_Categories.product_id = Products.product_id</text:p>
      <text:p text:style-name="P14">GROUP BY Categories.name</text:p>
      <text:p text:style-name="P14"/>
      <text:p text:style-name="P6">6. Show the total revenue generated by the store.</text:p>
      <text:p text:style-name="P14"/>
      <text:p text:style-name="P14">SELECT SUM(Order_Items.total_price) AS Total_Revenue</text:p>
      <text:p text:style-name="P14">FROM Order_Items</text:p>
      <text:p text:style-name="P14"/>
      <text:p text:style-name="P14"/>
      <text:p text:style-name="P14"/>
      <text:p text:style-name="P6">7. List all products that are out of stock.</text:p>
      <text:p text:style-name="P14"/>
      <text:p text:style-name="P14">select Products.name from Products where Products.stock_quantity = 0;</text:p>
      <text:p text:style-name="P14"/>
      <text:p text:style-name="P14"/>
      <text:p text:style-name="P14"/>
      <text:p text:style-name="P6">8. Retrieve all orders placed by a speciﬁc customer along with their order details.</text:p>
      <text:p text:style-name="P6"/>
      <text:p text:style-name="P14">SELECT Customers.name, Orders.order_id, Products.name, Orders.order_date, Orders.status, </text:p>
      <text:p text:style-name="P14">Order_Items.quantity, Products.price AS price_of_1_quantity, Order_Items.total_price</text:p>
      <text:p text:style-name="P14">FROM Customers </text:p>
      <text:p text:style-name="P14">JOIN Orders ON Customers.customer_id = Orders.customer_id</text:p>
      <text:p text:style-name="P14">JOIN Order_Items ON Orders.order_id = Order_Items.order_id</text:p>
      <text:p text:style-name="P14">JOIN Products ON Order_Items.product_id = Products.product_id</text:p>
      <text:p text:style-name="P14">WHERE Customers.customer_id = 1</text:p>
      <text:p text:style-name="P14"/>
      <text:p text:style-name="P14"/>
      <text:p text:style-name="P14"/>
      <text:p text:style-name="P14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BONUS Questions</text:p>
      <text:p text:style-name="P21"/>
      <text:p text:style-name="P21">1. Products might go on sale, and discounts should be tracked at the product level.</text:p>
      <text:p text:style-name="P14"/>
      <text:p text:style-name="P14">CREATE TABLE Sale_Products(</text:p>
      <text:p text:style-name="P14">id INT NOT NULL,</text:p>
      <text:p text:style-name="P14">product_id INT NOT NULL,</text:p>
      <text:p text:style-name="P14">FOREIGN KEY (product_id) REFERENCES Products(product_id),</text:p>
      <text:p text:style-name="P14">discount_percentage INT NOT NULL,</text:p>
      <text:p text:style-name="P14">max_amount INT NOT NULL,</text:p>
      <text:p text:style-name="P14">discount_amount INT NOT NULL</text:p>
      <text:p text:style-name="P14">);</text:p>
      <text:p text:style-name="P14"/>
      <text:p text:style-name="P14"/>
      <text:p text:style-name="P14">UPDATE Sale_Products</text:p>
      <text:p text:style-name="P14">JOIN Products ON Sale_Products.product_id = Products.product_id</text:p>
      <text:p text:style-name="P14">SET Sale_Products.discount_amount = (Sale_Products.discount_percentage / 100 ) * Products.price;</text:p>
      <text:p text:style-name="P14"/>
      <text:p text:style-name="P14">SELECT Products.name, Products.price, Products.stock_quantity, Sale_Products.discount_percentage, </text:p>
      <text:p text:style-name="P14">Sale_Products.max_amount, Sale_Products.discount_amount, Products.price - Sale_Products.discount_amount AS new_price</text:p>
      <text:p text:style-name="P14">FROM Products</text:p>
      <text:p text:style-name="P14">JOIN Sale_Products ON Products.product_id = Sale_Products.product_id</text:p>
      <text:p text:style-name="P14"/>
      <text:p text:style-name="P14"/>
      <text:p text:style-name="P14"/>
      <text:p text:style-name="P6">2. Customers should be able to review and rate products. Add tables for reviews and</text:p>
      <text:p text:style-name="P6">ra<text:span text:style-name="T12">ti</text:span>ngs.</text:p>
      <text:p text:style-name="P14"/>
      <text:p text:style-name="P14">CREATE TABLE reviews (</text:p>
      <text:p text:style-name="P14">id INT NOT NULL, </text:p>
      <text:p text:style-name="P14">customer_id INT NOT NULL,</text:p>
      <text:p text:style-name="P14">product_id INT NOT NULL, </text:p>
      <text:p text:style-name="P14">review VARCHAR(255),</text:p>
      <text:p text:style-name="P14">ratings INT NOT NULL</text:p>
      <text:p text:style-name="P14">);</text:p>
      <text:p text:style-name="P14"/>
      <text:p text:style-name="P14"/>
      <text:p text:style-name="P14">ALTER TABLE reviews</text:p>
      <text:p text:style-name="P14">ADD FOREIGN KEY (customer_id) REFERENCES Customers(customer_id);</text:p>
      <text:p text:style-name="P14"/>
      <text:p text:style-name="P14"/>
      <text:p text:style-name="P14">ALTER TABLE Order_Items</text:p>
      <text:p text:style-name="P14">ADD FOREIGN KEY (product_id) REFERENCES Products(product_id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29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1T12:39:13.479635782</meta:creation-date>
    <dc:date>2025-01-02T18:53:50.196582885</dc:date>
    <meta:editing-duration>PT34M54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7" meta:paragraph-count="182" meta:word-count="900" meta:character-count="7421" meta:non-whitespace-character-count="6672"/>
  </office:meta>
</office:document-meta>
</file>